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Tableau1.B2" style:family="table-cell">
      <style:table-cell-properties fo:padding="0cm" fo:border="none" style:writing-mode="page"/>
    </style:style>
    <style:style style:name="P1" style:family="paragraph" style:parent-style-name="Text_20_body" style:list-style-name="L1"/>
    <style:style style:name="P2" style:family="paragraph" style:parent-style-name="Text_20_body" style:list-style-name="L1">
      <style:text-properties officeooo:paragraph-rsid="001d26ec"/>
    </style:style>
    <style:style style:name="P3" style:family="paragraph" style:parent-style-name="Text_20_body">
      <style:text-properties officeooo:paragraph-rsid="001d26ec"/>
    </style:style>
    <style:style style:name="P4" style:family="paragraph" style:parent-style-name="Text_20_body">
      <style:text-properties officeooo:paragraph-rsid="001d5c5e"/>
    </style:style>
    <style:style style:name="P5" style:family="paragraph" style:parent-style-name="Text_20_body">
      <style:text-properties officeooo:paragraph-rsid="001ead68"/>
    </style:style>
    <style:style style:name="T1" style:family="text">
      <style:text-properties fo:font-weight="normal" style:font-weight-asian="normal" style:font-weight-complex="normal"/>
    </style:style>
    <style:style style:name="T2" style:family="text">
      <style:text-properties fo:font-weight="normal" officeooo:rsid="001d5c5e" style:font-weight-asian="normal" style:font-weight-complex="normal"/>
    </style:style>
    <style:style style:name="T3" style:family="text">
      <style:text-properties fo:font-weight="normal" officeooo:rsid="001ead68" style:font-weight-asian="normal" style:font-weight-complex="normal"/>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table-cell table:style-name="Tableau1.A1" table:number-rows-spanned="7" office:value-type="string">
            <text:p text:style-name="Table_20_Contents">E2. Mise en situation</text:p>
            <text:p text:style-name="Table_20_Contents">professionnelle (C1, C2, C3, C4,</text:p>
            <text:p text:style-name="Table_20_Contents">C6)</text:p>
            <text:p text:style-name="Table_20_Contents">L’évaluation doit se faire dans un c organisation et des éléments de preuves de la réalisation du projet.</text:p>
            <text:p text:style-name="Table_20_Contents">La mise en situation a pour but de confronter le ou la candidat/e à un besoin data rencontré par une organisation à laquelle il ou elle devra répondre dans son intégralité. Selon la situation choisie, cette évaluation pourra intégrer les éléments d'infrastructure technique associés (fusion alors avec E6) ou se limiter à la dimension de pilotage du projet.</text:p>
            <text:p text:style-name="Table_20_Contents"/>
            <text:p text:style-name="Table_20_Contents">Livrable : rapport professionnel individuel</text:p>
            <text:p text:style-name="Table_20_Contents">Évaluation :</text:p>
            <text:p text:style-name="Table_20_Contents">- Correction du rapport professionnel</text:p>
            <text:p text:style-name="Table_20_Contents">- Soutenance orale individuelle</text:p>
          </table:table-cell>
          <table:table-cell table:style-name="Tableau1.A1" office:value-type="string">
            <text:list text:style-name="L1">
              <text:list-item>
                <text:p text:style-name="P1">Capacité à <text:span text:style-name="Strong_20_Emphasis">analyser l’expression de besoin</text:span></text:p>
              </text:list-item>
            </text:list>
          </table:table-cell>
          <table:table-cell table:style-name="Tableau1.A1"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2">Capacité à <text:span text:style-name="Strong_20_Emphasis">interroger les métiers</text:span> : entretiens, problématiques, périmètre</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2">Qualité de la <text:span text:style-name="Strong_20_Emphasis">topographie des données</text:span> (sources, flux, métadonnées…)</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2">Respect des enjeux <text:span text:style-name="Strong_20_Emphasis">RGPD</text:span>, <text:span text:style-name="Strong_20_Emphasis">accessibilité</text:span>, <text:span text:style-name="Strong_20_Emphasis">éco-responsabilité</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2">Capacité à <text:span text:style-name="Strong_20_Emphasis">structurer une réponse technique cohérente</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2">Qualité du <text:span text:style-name="Strong_20_Emphasis">rapport</text:span> : structuré, complet, argumenté</text:p>
              </text:list-item>
            </text:list>
          </table:table-cell>
          <table:table-cell table:style-name="Tableau1.B2" office:value-type="string">
            <text:p text:style-name="Table_20_Contents"/>
          </table:table-cell>
        </table:table-row>
        <table:table-row>
          <table:covered-table-cell table:style-name="Tableau1.A1"/>
          <table:table-cell table:style-name="Tableau1.A1" office:value-type="string">
            <text:list text:continue-numbering="true" text:style-name="L1">
              <text:list-item>
                <text:p text:style-name="P2">Clarté et maîtrise lors de la <text:span text:style-name="Strong_20_Emphasis">soutenance orale</text:span></text:p>
              </text:list-item>
            </text:list>
          </table:table-cell>
          <table:table-cell table:style-name="Tableau1.A1" office:value-type="string">
            <text:p text:style-name="Table_20_Contents"/>
          </table:table-cell>
        </table:table-row>
      </table:table>
      <text:p text:style-name="P4"><text:span text:style-name="Strong_20_Emphasis"><text:span text:style-name="T2">C1</text:span></text:span></text:p>
      <text:p text:style-name="P3"><text:span text:style-name="Strong_20_Emphasis"><text:span text:style-name="T1">La note de synthèse rend compte du questionnement et de l’analyse du besoin, du périmètre fonctionnel du projet, des moyens disponibles, de la faisabilité et de la gouvernance de la donnée liée au projet.</text:span></text:span></text:p>
      <text:p text:style-name="P3"><text:span text:style-name="Strong_20_Emphasis"><text:span text:style-name="T1">La note de synthèse est organisée, par exemple selon le plan suivant :</text:span></text:span></text:p>
      <text:p text:style-name="P3"><text:span text:style-name="Strong_20_Emphasis"><text:span text:style-name="T1">1. intro : rappel du contexte, enjeux du projet, reformulation de l’expression de besoin initiale, annonce du plan</text:span></text:span></text:p>
      <text:p text:style-name="P3"><text:span text:style-name="Strong_20_Emphasis"><text:span text:style-name="T1">2. objectifs et périmètre fonctionnel du projet étude d’opportunités :</text:span></text:span></text:p>
      <text:p text:style-name="P3"><text:span text:style-name="Strong_20_Emphasis"><text:span text:style-name="T1">a. synthèse des informations issues des entretiens métier au regard des objectifs du projet : opportunités ? Contraintes ?</text:span></text:span></text:p>
      <text:p text:style-name="P3"><text:span text:style-name="Strong_20_Emphasis"><text:span text:style-name="T1">b. benchmark des solutions et projets existants dans le périmètre fonctionnel visé étude de la faisabilité : rapport objectifs, qualité, coûts, délais, moyens mobilisables.</text:span></text:span></text:p>
      <text:p text:style-name="P3"><text:span text:style-name="Strong_20_Emphasis"><text:span text:style-name="T1">conclusions : analyse RICE*</text:span></text:span></text:p>
      <text:p text:style-name="P3"><text:span text:style-name="Strong_20_Emphasis"><text:span text:style-name="T1">Les objectifs du projet sont rédigés selon la méthode SMART*</text:span></text:span></text:p>
      <text:p text:style-name="P3"><text:span text:style-name="Strong_20_Emphasis"><text:span text:style-name="T1"/></text:span></text:p>
      <text:p text:style-name="P3"><text:span text:style-name="Strong_20_Emphasis"><text:span text:style-name="T1">Le cadrage projet reprend et complète la note de synthèse : hypothèses et préconisations macro de solutions techniques, évaluation des aménagements à implémenter pour l’accessibilité du projet </text:span></text:span><text:soft-page-break/><text:span text:style-name="Strong_20_Emphasis"><text:span text:style-name="T1">dans sa réalisation et dans l’utilisation future de ses produits, les actions pour la mise en conformité avec le RGPD.</text:span></text:span></text:p>
      <text:p text:style-name="P3"><text:span text:style-name="Strong_20_Emphasis"><text:span text:style-name="T1"/></text:span></text:p>
      <text:p text:style-name="P3"><text:span text:style-name="Strong_20_Emphasis"><text:span text:style-name="T1">L’effort d’accessibilité tout au long du projet est anticipé dans l’avant-projet, concernant :</text:span></text:span></text:p>
      <text:p text:style-name="P3"><text:span text:style-name="Strong_20_Emphasis"><text:span text:style-name="T1">-la réalisation du projet : adaptation des postes de travail de l’équipe technique,</text:span></text:span></text:p>
      <text:p text:style-name="P3"><text:span text:style-name="Strong_20_Emphasis"><text:span text:style-name="T1">- les utilisateurs finaux : adaptation des interfaces homme-machine des outils et des supports techniques (documentations, communications…).</text:span></text:span></text:p>
      <text:p text:style-name="P3"><text:span text:style-name="Strong_20_Emphasis"><text:span text:style-name="T1"/></text:span></text:p>
      <text:p text:style-name="P3"><text:span text:style-name="Strong_20_Emphasis"><text:span text:style-name="T1">L'avant-projet liste les actions techniques et non-techniques à mener tout au long du projet pour assurer la conformité du projet avec le RGPD.</text:span></text:span></text:p>
      <text:p text:style-name="P3"><text:span text:style-name="Strong_20_Emphasis"><text:span text:style-name="T1"/></text:span></text:p>
      <text:p text:style-name="P4"><text:span text:style-name="Strong_20_Emphasis"><text:span text:style-name="T2">C2 Cartographie</text:span></text:span></text:p>
      <text:p text:style-name="P4"><text:span text:style-name="Strong_20_Emphasis"><text:span text:style-name="T2">La topographie des données est complète, respectant la structuration suivante en quatre parties :</text:span></text:span></text:p>
      <text:p text:style-name="P4"><text:span text:style-name="Strong_20_Emphasis"><text:span text:style-name="T2">- La sémantique : les métadonnées des données et les objets métier propres à l’organisation dans un glossaire métier.</text:span></text:span></text:p>
      <text:p text:style-name="P4"><text:span text:style-name="Strong_20_Emphasis"><text:span text:style-name="T2">- Les modèles de données : la façon dont les données sont modélisées et stockées dans les différents systèmes (structurées, semi structurées ou non structurées).</text:span></text:span></text:p>
      <text:p text:style-name="P4"><text:span text:style-name="Strong_20_Emphasis"><text:span text:style-name="T2">- les traitements et les flux de données : les informations importantes sur les méthodes de transformation, de manipulation et de traitement des données à travers les différents SI de l’organisation.</text:span></text:span></text:p>
      <text:p text:style-name="P4"><text:span text:style-name="Strong_20_Emphasis"><text:span text:style-name="T2">- la mise à disposition, les accès et les conditions d’utilisation des données.</text:span></text:span></text:p>
      <text:p text:style-name="P4"><text:span text:style-name="Strong_20_Emphasis"><text:span text:style-name="T2"/></text:span></text:p>
      <text:p text:style-name="P4"><text:span text:style-name="Strong_20_Emphasis"><text:span text:style-name="T2">C3 Cadre technique</text:span></text:span></text:p>
      <text:p text:style-name="P4"><text:span text:style-name="Strong_20_Emphasis"><text:span text:style-name="T2">L’étude technique rend compte de l’ensemble des éléments suivants :</text:span></text:span></text:p>
      <text:p text:style-name="P4"><text:span text:style-name="Strong_20_Emphasis"><text:span text:style-name="T2">- L’analyse fonctionnelle : Que fait le système décrit ? Quelles sont les contraintes métiers qui auront un impact sur l’architecture ?</text:span></text:span></text:p>
      <text:p text:style-name="P4"><text:span text:style-name="Strong_20_Emphasis"><text:span text:style-name="T2">- Les besoins non-fonctionnels (outils et contraintes techniques)</text:span></text:span></text:p>
      <text:p text:style-name="P4"><text:span text:style-name="Strong_20_Emphasis"><text:span text:style-name="T2">- La représentation fonctionnelle</text:span></text:span></text:p>
      <text:p text:style-name="P4"><text:span text:style-name="Strong_20_Emphasis"><text:span text:style-name="T2">- La représentation applicative</text:span></text:span></text:p>
      <text:p text:style-name="P4"><text:span text:style-name="Strong_20_Emphasis"><text:span text:style-name="T2">- La représentation d’infrastructure</text:span></text:span></text:p>
      <text:p text:style-name="P4"><text:span text:style-name="Strong_20_Emphasis"><text:span text:style-name="T2">- La représentation opérationnelle</text:span></text:span></text:p>
      <text:p text:style-name="P4"><text:span text:style-name="Strong_20_Emphasis"><text:span text:style-name="T2">- Les décisions d’architecture : documentation des choix techniques effectués</text:span></text:span></text:p>
      <text:p text:style-name="P4"><text:span text:style-name="Strong_20_Emphasis"><text:span text:style-name="T2">- Les processus de mise en conformité RGPD (registre des données personnelles, traitements des tris et suppression, etc.)</text:span></text:span></text:p>
      <text:p text:style-name="P4"><text:soft-page-break/><text:span text:style-name="Strong_20_Emphasis"><text:span text:style-name="T2">- La stratégie d’éco-responsabilité selon le référentiel général d’éco-conception des services numériques du gouvernement1</text:span></text:span></text:p>
      <text:p text:style-name="P4"><text:span text:style-name="Strong_20_Emphasis"><text:span text:style-name="T2">- Les risques et les coûts</text:span></text:span></text:p>
      <text:p text:style-name="P4"><text:span text:style-name="Strong_20_Emphasis"><text:span text:style-name="T2">Les choix techniques d’architecture prennent en compte et respectent les objectifs du projet data les moyens mobilisables.</text:span></text:span></text:p>
      <text:p text:style-name="P4"><text:span text:style-name="Strong_20_Emphasis"><text:span text:style-name="T2">L’accessibilité des livrables du projet est anticipée et des solutions d'adaptation de poste de travail sont proposées quand cela est nécessaire.</text:span></text:span></text:p>
      <text:p text:style-name="P4"><text:span text:style-name="Strong_20_Emphasis"><text:span text:style-name="T2">La représentation applicative contient une matrice des flux.</text:span></text:span></text:p>
      <text:p text:style-name="P4"><text:span text:style-name="Strong_20_Emphasis"><text:span text:style-name="T2">La matrice des flux permet la qualification des flux de données concernées par le projet.</text:span></text:span></text:p>
      <text:p text:style-name="P4"><text:span text:style-name="Strong_20_Emphasis"><text:span text:style-name="T2">Les choix dans l’étude technique d’architecture s'appuient sur les ressources techniques et matériels du SI directement mobilisables pour le projet.</text:span></text:span></text:p>
      <text:p text:style-name="P4"><text:span text:style-name="Strong_20_Emphasis"><text:span text:style-name="T2">Le choix des éventuels prestataires techniques intègre le paramètre d’adoption d’une démarche d’éco-responsabilité chez le ou les prestataires,</text:span></text:span></text:p>
      <text:p text:style-name="P4"><text:span text:style-name="Strong_20_Emphasis"><text:span text:style-name="T2">Le choix des outils et services techniques concourent au respect de la stratégie d’éco-conception du projet</text:span></text:span></text:p>
      <text:p text:style-name="P4"><text:span text:style-name="Strong_20_Emphasis"><text:span text:style-name="T2">L‘étude techniques d’architectures définit et illustre les processus nécessaires à implémenter lors de la réalisation du projet pour la conformité avec le RGPD</text:span></text:span></text:p>
      <text:p text:style-name="P4"><text:span text:style-name="Strong_20_Emphasis"><text:span text:style-name="T2">Les processus de conformité définis par l’étude technique d’architecture sont conformes au RGPD</text:span></text:span></text:p>
      <text:p text:style-name="P5"><text:span text:style-name="Strong_20_Emphasis"><text:span text:style-name="T3"/></text:span></text:p>
      <text:p text:style-name="P5"><text:span text:style-name="Strong_20_Emphasis"><text:span text:style-name="T3">C4 Veille technologique et réglementaire</text:span></text:span></text:p>
      <text:p text:style-name="P5"><text:span text:style-name="Strong_20_Emphasis"><text:span text:style-name="T3">La thématique de veille choisie porte sur un outil et/ou une réglementation mobilisée dans la mise en situation.</text:span></text:span></text:p>
      <text:p text:style-name="P5"><text:span text:style-name="Strong_20_Emphasis"><text:span text:style-name="T3">Les temps de veille sont planifiés régulièrement (à minima une récurrence d’une heure hebdomadaire) le choix des l’outils d’agrégation est cohérent avec les sources d’informations visées et le budget disponible (flux RSS, flux réseaux sociaux, agrégation newsletter, etc)</text:span></text:span></text:p>
      <text:p text:style-name="P5"><text:span text:style-name="Strong_20_Emphasis"><text:span text:style-name="T3">Les synthèses sont communiqués aux parties prenantes dans un format qui respecte les recommandations d’accessibilité (par exemples celles de l’association Valentin Haüy2ou de Microsoft3).</text:span></text:span></text:p>
      <text:p text:style-name="P5"><text:span text:style-name="Strong_20_Emphasis"><text:span text:style-name="T3">Les informations partagées dans la synthèse répondent à la thématique de veille choisie.</text:span></text:span></text:p>
      <text:p text:style-name="P5"><text:span text:style-name="Strong_20_Emphasis"><text:span text:style-name="T3">Les sources et flux identifiés répondent aux critères de fiabilité :</text:span></text:span></text:p>
      <text:p text:style-name="P5"><text:span text:style-name="Strong_20_Emphasis"><text:span text:style-name="T3">- L’auteur de la page est identifié</text:span></text:span></text:p>
      <text:p text:style-name="P5"><text:span text:style-name="Strong_20_Emphasis"><text:span text:style-name="T3">- Des informations sur l’auteur sont disponibles et confirment ses compétences, sa notoriété et l’absence d’intérêts personnels l’analyse du contenu est valable (date de publication récente, sources de l'information indiquées, niveau de langue correct), la source (site) ou le document est structuré les sources (sites) ou documents respectant les normes d'accessibilités sont privilégiés.</text:span></text:span></text:p>
      <text:p text:style-name="P5"><text:span text:style-name="Strong_20_Emphasis"><text:span text:style-name="T3">l’information peut être confirmée par d’autres sites de confiance</text:span></text:span></text:p>
      <text:p text:style-name="P5"><text:soft-page-break/><text:span text:style-name="Strong_20_Emphasis"><text:span text:style-name="T3">C5 Planifier</text:span></text:span></text:p>
      <text:p text:style-name="P5"><text:span text:style-name="Strong_20_Emphasis"><text:span text:style-name="T3">- La préconisation de composition d’équipe couvre en compétences les besoins nécessaires à la réalisation du projet.</text:span></text:span></text:p>
      <text:p text:style-name="P5"><text:span text:style-name="Strong_20_Emphasis"><text:span text:style-name="T3">L'équipe projet est composée selon les compétences nécessaires à la réalisation du projet et prend en copte le budget affecté les moyens financiers alloués correspondent au budget prévisionnel du projet</text:span></text:span></text:p>
      <text:p text:style-name="P5"><text:span text:style-name="Strong_20_Emphasis"><text:span text:style-name="T3">La feuille de route est découpée en grandes étapes de réalisation du projet</text:span></text:span></text:p>
      <text:p text:style-name="P5"><text:span text:style-name="Strong_20_Emphasis"><text:span text:style-name="T3">Les grandes étapes de la feuille de route respectent les ensembles fonctionnels du</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09:23:57.939310179</meta:creation-date>
    <dc:date>2025-05-20T14:11:33.140223561</dc:date>
    <meta:editing-duration>PT28M59S</meta:editing-duration>
    <meta:editing-cycles>2</meta:editing-cycles>
    <meta:generator>LibreOffice/24.2.7.2$Linux_X86_64 LibreOffice_project/420$Build-2</meta:generator>
    <meta:document-statistic meta:table-count="1" meta:image-count="0" meta:object-count="0" meta:page-count="4" meta:paragraph-count="71" meta:word-count="1022" meta:character-count="6892" meta:non-whitespace-character-count="5948"/>
  </office:meta>
</office:document-meta>
</file>